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cf4c4"/>
    </style:style>
    <style:style style:name="P2" style:family="paragraph" style:parent-style-name="Text_20_body">
      <style:text-properties officeooo:paragraph-rsid="001cf4c4"/>
    </style:style>
    <style:style style:name="P3" style:family="paragraph" style:parent-style-name="Text_20_body">
      <style:text-properties officeooo:paragraph-rsid="002a5a89"/>
    </style:style>
    <style:style style:name="P4" style:family="paragraph" style:parent-style-name="Heading_20_3">
      <style:paragraph-properties fo:text-align="center" style:justify-single-word="false"/>
      <style:text-properties fo:font-size="12pt" style:font-size-asian="12pt" style:font-size-complex="12pt"/>
    </style:style>
    <style:style style:name="T1" style:family="text">
      <style:text-properties officeooo:rsid="001cf4c4"/>
    </style:style>
    <style:style style:name="T2" style:family="text">
      <style:text-properties fo:font-style="italic" officeooo:rsid="001cf4c4" style:font-style-asian="italic" style:font-style-complex="italic"/>
    </style:style>
    <style:style style:name="T3" style:family="text">
      <style:text-properties officeooo:rsid="001d22c2"/>
    </style:style>
    <style:style style:name="T4" style:family="text">
      <style:text-properties officeooo:rsid="001eb739"/>
    </style:style>
    <style:style style:name="T5" style:family="text">
      <style:text-properties officeooo:rsid="001f1bae"/>
    </style:style>
    <style:style style:name="T6" style:family="text">
      <style:text-properties officeooo:rsid="001fec8c"/>
    </style:style>
    <style:style style:name="T7" style:family="text">
      <style:text-properties officeooo:rsid="0020f11b"/>
    </style:style>
    <style:style style:name="T8" style:family="text">
      <style:text-properties officeooo:rsid="0023a880"/>
    </style:style>
    <style:style style:name="T9" style:family="text">
      <style:text-properties officeooo:rsid="00242440"/>
    </style:style>
    <style:style style:name="T10" style:family="text">
      <style:text-properties officeooo:rsid="0025ef0f"/>
    </style:style>
    <style:style style:name="T11" style:family="text">
      <style:text-properties officeooo:rsid="00263de2"/>
    </style:style>
    <style:style style:name="T12" style:family="text">
      <style:text-properties officeooo:rsid="0027590e"/>
    </style:style>
    <style:style style:name="T13" style:family="text">
      <style:text-properties officeooo:rsid="0028ca54"/>
    </style:style>
    <style:style style:name="T14" style:family="text">
      <style:text-properties officeooo:rsid="002a5a8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ATTN: <text:span text:style-name="T3">New cover sheets mandatory on all TPS reports</text:span></text:h>
      <text:p text:style-name="Standard"/>
      <text:p text:style-name="Text_20_body">To: John Vardon, Lecturer, English<text:line-break/>From: Alexander “Sandy” Maguire, Esq.<text:line-break/>Subject: The State of the Essay<text:line-break/>Date: 2013-11-18</text:p>
      <text:p text:style-name="Standard"/>
      <text:p text:style-name="Standard"/>
      <text:p text:style-name="P1"><text:span text:style-name="T1">Mr. Vardon,</text:span></text:p>
      <text:p text:style-name="P1"><text:span text:style-name="T1"/></text:p>
      <text:p text:style-name="P1"><text:span text:style-name="T1">I am writing to inform you of the ongoing progress of my major assignment for this course. <text:s/>To quickly bring you up to speed, the state of the project is almost underway – that is to say, still in the initial stages of planning. While this fact might sound alarming, fear not, </text:span><text:span text:style-name="T3">for</text:span><text:span text:style-name="T1"> this is the natural </text:span><text:span text:style-name="T3">life-cycle</text:span><text:span text:style-name="T1"> of </text:span><text:span text:style-name="T3">any such</text:span><text:span text:style-name="T1"> project. The assignment shall be on your desk in pristine form and with immaculate conformance to the specifications by the due date given.</text:span></text:p>
      <text:p text:style-name="Text_20_body"/>
      <text:p text:style-name="Text_20_body">At time of drafting this memo, I have already chosen a topic (“What’s in a name?”), and have delegated the most difficult challenge of deciding what should be written <text:span text:style-name="T3">on said topic</text:span> to my subconscious, to be worked on at its leisure in the <text:span text:style-name="T9">time</text:span> <text:span text:style-name="T3">allotted</text:span>. </text:p>
      <text:p text:style-name="P1"><text:span text:style-name="T1"/></text:p>
      <text:p text:style-name="P1"><text:span text:style-name="T1">Perhaps you </text:span><text:span text:style-name="T5">currently find yourself </text:span><text:span text:style-name="T1">wondering about the details behind my interest in the subtleties of a label </text:span><text:span text:style-name="T5">–</text:span><text:span text:style-name="T1"> </text:span><text:span text:style-name="T5">please, </text:span><text:span text:style-name="T1">let me explain. In my late</text:span><text:span text:style-name="T6">r</text:span><text:span text:style-name="T1"> </text:span><text:span text:style-name="T6">teenage </text:span><text:span text:style-name="T1">years, I made the conscious decision to be known by a different moniker than the one I had been given at birth, a choice </text:span><text:span text:style-name="T6">which</text:span><text:span text:style-name="T1"> still follows me to this </text:span><text:span text:style-name="T6">very </text:span><text:span text:style-name="T1">day. As a result, I likely have a more unique take on this topic than most, and as you are probably aware, I will </text:span><text:span text:style-name="T7">gladly </text:span><text:span text:style-name="T1">jump at any opportunity presented in an effort to share trivial details </text:span><text:span text:style-name="T8">about</text:span><text:span text:style-name="T1"> my life.</text:span></text:p>
      <text:p text:style-name="P1"><text:span text:style-name="T1"/></text:p>
      <text:p text:style-name="P2"><text:span text:style-name="T1">I fully expect the most difficult challenge of such a topic to be the </text:span><text:span text:style-name="T9">constrained </text:span><text:span text:style-name="T1">word-count, as I have never won an award for being succinct, especially not when I am as intellectually invested in the topic </text:span><text:span text:style-name="T4">at hand</text:span><text:span text:style-name="T1">. That being said, it is my express hope that a scintillating </text:span><text:span text:style-name="T10">(</text:span><text:span text:style-name="T1">if long-winded</text:span><text:span text:style-name="T10">)</text:span><text:span text:style-name="T1"> paper be more appreciated than one on the opposite end of the spectrum.</text:span></text:p>
      <text:p text:style-name="P2"><text:span text:style-name="T1"/></text:p>
      <text:p text:style-name="P2"><text:soft-page-break/><text:span text:style-name="T1">With respect to providing a schedule on the remainder of the work to be done, the best I can do is to give a high-level overview of my meta</text:span><text:span text:style-name="T10">-</text:span><text:span text:style-name="T1">processes, as the </text:span><text:span text:style-name="T10">gritty details behind</text:span><text:span text:style-name="T1"> </text:span><text:span text:style-name="T10">how my mind works</text:span><text:span text:style-name="T1"> </text:span><text:span text:style-name="T10">are</text:span><text:span text:style-name="T1"> an enigma even to me. </text:span><text:span text:style-name="T11">The only scheduling system I have ever encountered which guarantees everything being finished is one</text:span><text:span text:style-name="T1"> </text:span><text:span text:style-name="T11">called </text:span><text:span text:style-name="T1">“earliest deadline first”, which is to say that a project is only begun once everything due earlier than it has been completed. It is a natural conclusion of this strategy that given the early December due date, it will likely be the last piece of homework started </text:span><text:span text:style-name="T11">during</text:span><text:span text:style-name="T1"> this term.</text:span></text:p>
      <text:p text:style-name="P1"><text:span text:style-name="T1"/></text:p>
      <text:p text:style-name="P2"><text:span text:style-name="T12">Despite these potentially concerning facts</text:span><text:span text:style-name="T1">, I am a relatively well-established writer with a long-running blog and a novel in progress, and as a result, have a solid process for the creation of prose, </text:span><text:span text:style-name="T12">which</text:span><text:span text:style-name="T1"> is best described as writing the piece several times, each time at a different level of abstraction. The first iteration is never more than a syntactic outline of the work at large, while the second starts to outline general points to be addressed, and the final copy </text:span><text:span text:style-name="T13">being</text:span><text:span text:style-name="T1"> a completed piece of prose. This system allows me to consider the big picture before having invested any effort, and as such, minimizes the amount of late-stage editing necessary, since most of the work has already been done.</text:span></text:p>
      <text:p text:style-name="P1"><text:span text:style-name="T1"/></text:p>
      <text:p text:style-name="P1"><text:span text:style-name="T1">Once the final iteration </text:span><text:span text:style-name="T13">of abstraction-reduction</text:span><text:span text:style-name="T1"> is complete, the only step left is to edit the work for stylistic merit. Attention must be paid to diction and sentence structure so as to direct the reader’s experience as precisely as possible. It is always my intention to leave as large a gap as possible between writing and editing in an attempt to </text:span><text:span text:style-name="T2">forget what I have written</text:span><text:span text:style-name="T1"> before editing it. Studies have shown that one is better at finding mistakes in others than oneself, a flaw of the brain </text:span><text:span text:style-name="T13">it is my intention to exploit </text:span><text:span text:style-name="T1"><text:s/>by forgetting that I have written </text:span><text:span text:style-name="T13">the paper in the first place</text:span><text:span text:style-name="T1">.</text:span></text:p>
      <text:p text:style-name="P1"><text:span text:style-name="T1"/></text:p>
      <text:p text:style-name="Text_20_body">In conclusion, esteemed sir, the major assignment’s deadline will be met, both with great enthusiasm and a firm handshake. The essay itself promises likely to be my greatest masterpiece yet, and due care will be made to ensure it ends up at least a little shorter than Tolstoy’s.</text:p>
      <text:p text:style-name="Text_20_body"><text:span text:style-name="T1"/></text:p>
      <text:p text:style-name="P3"><text:span text:style-name="T14">Best regards,</text:span></text:p>
      <text:p text:style-name="P3"><text:span text:style-name="T14">Alexander “Sandy” Maguire, Esq.</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7T20:58:54</meta:creation-date>
    <dc:date>2013-11-17T21:15:21</dc:date>
    <meta:editing-duration>PT14M8S</meta:editing-duration>
    <meta:editing-cycles>17</meta:editing-cycles>
    <meta:generator>LibreOffice/4.0.2.2$Linux_X86_64 LibreOffice_project/400m0$Build-2</meta:generator>
    <meta:document-statistic meta:table-count="0" meta:image-count="0" meta:object-count="0" meta:page-count="2" meta:paragraph-count="13" meta:word-count="710" meta:character-count="4025" meta:non-whitespace-character-count="3323"/>
  </office:meta>
</office:document-meta>
</file>